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9. Fehlerbehandlung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unseren Programmen können Fehler auftreten</text:p>
                <text:p/>
              </text:list-item>
              <text:list-item>
                <text:p>Ein Fehler, auf den ein Programm nicht entsprechend reagieren kann, bringt dieses zum Abstur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nn wir beispielsweise in unserem Programm eine Zahl einlesen möchten, der Nutzer aber einen Buchstaben angibt, so führt dies zu einem ValueError</text:p>
                <text:p/>
              </text:list-item>
              <text:list-item>
                <text:p>Der Grund ist, das Variablen eines Datentyps nur bestimmte Werte abspeicher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einem solchen Fall müssen wir unser Programm so umschreiben, dass es auf einen solchen Fehler reagier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block = int(input(„Bitte eine Blocknummer angeben“))</text:p>
                <text:p/>
                <text:p>→ Gibt der Nutzer nun einen Buchstaben an, so stürzt das Programm ab und wirft den ValueErro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_fehlt = True</text:p>
                <text:p>while zahl_fehlt:</text:p>
                <text:list>
                  <text:list-header>
                    <text:p>try:</text:p>
                    <text:list>
                      <text:list-header>
                        <text:p>block = int(input(„Bitte eine Blocknummer angeben“))</text:p>
                        <text:p>zahl_fehlt = False</text:p>
                      </text:list-header>
                    </text:list>
                    <text:p>except Exception:</text:p>
                    <text:list>
                      <text:list-header>
                        <text:p>print(„Ungültige Eingabe“)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_fehlt = True</text:p>
                <text:p>while zahl_fehlt:</text:p>
                <text:list>
                  <text:list-header>
                    <text:p>try:</text:p>
                    <text:list>
                      <text:list-header>
                        <text:p>block = int(input(„Bitte eine Blocknummer angeben“))</text:p>
                        <text:p>zahl_fehlt = False</text:p>
                      </text:list-header>
                    </text:list>
                    <text:p>except ValueError:</text:p>
                    <text:list>
                      <text:list-header>
                        <text:p>print(„Ungültige Eingabe“)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ternativ:</text:p>
                <text:p>while True:</text:p>
                <text:list>
                  <text:list-header>
                    <text:p>try:</text:p>
                    <text:list>
                      <text:list-header>
                        <text:p>block = int(input(„Bitte eine Blocknummer angeben“))</text:p>
                        <text:p>break</text:p>
                      </text:list-header>
                    </text:list>
                    <text:p>except ValueError:</text:p>
                    <text:list>
                      <text:list-header>
                        <text:p>print(„Ungültige Eingabe“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gibt auch weitere Fehlertypen:</text:p>
              </text:list-item>
              <text:list-item>
                <text:p>ZeroDivisionError → Triff auf, wenn durch 0 geteilt werden soll</text:p>
              </text:list-item>
              <text:list-item>
                <text:p>IndexError → Tritt auf, wenn ein Wert aus einer Liste ausgegeben werden soll, welcher nicht im Bereich der Liste lieg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Fehlerbehand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uf jeden Fehler müssen wir individuell reagieren</text:p>
                <text:p/>
              </text:list-item>
              <text:list-item>
                <text:p>Da wir die meisten Fehler bei Eingaben haben werden, können wir hier einfach mit einer erneuten Anfrage reagieren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31M27S</meta:editing-duration>
    <meta:editing-cycles>38</meta:editing-cycles>
    <meta:generator>LibreOffice/6.0.7.3$Linux_X86_64 LibreOffice_project/00m0$Build-3</meta:generator>
    <dc:title>Impress</dc:title>
    <dc:date>2019-03-14T13:04:10.650051551</dc:date>
    <meta:document-statistic meta:object-count="74"/>
  </office:meta>
</office:document-meta>
</file>